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2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000000" style:font-name="Cabrion" fo:font-size="9pt" fo:font-weight="bold" officeooo:rsid="000e51dd" officeooo:paragraph-rsid="000e51dd" style:font-size-asian="9pt" style:font-weight-asian="bold" style:font-size-complex="9pt" style:font-weight-complex="bold"/>
    </style:style>
    <style:style style:name="P3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ff00cc" style:font-name="Cabrion" fo:font-size="9pt" fo:font-weight="bold" officeooo:rsid="000e51dd" officeooo:paragraph-rsid="000e51dd" style:font-size-asian="9pt" style:font-weight-asian="bold" style:font-size-complex="9pt" style:font-weight-complex="bold"/>
    </style:style>
    <style:style style:name="P4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5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6.826cm"/>
        </style:tab-stops>
      </style:paragraph-properties>
      <style:text-properties fo:color="#111111" style:font-name="Cabrion" fo:font-size="11pt" officeooo:rsid="000e51dd" officeooo:paragraph-rsid="001015d1" style:font-size-asian="11pt" style:font-size-complex="11pt"/>
    </style:style>
    <style:style style:name="P6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7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ff00cc" style:font-name="Cabrion" fo:font-size="9pt" fo:font-weight="bold" officeooo:rsid="000e51dd" officeooo:paragraph-rsid="000e51dd" style:font-size-asian="9pt" style:font-weight-asian="bold" style:font-size-complex="9pt" style:font-weight-complex="bold"/>
    </style:style>
    <style:style style:name="P8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111111" style:font-name="Cabrion" fo:font-size="9pt" fo:font-weight="bold" officeooo:rsid="000e51dd" officeooo:paragraph-rsid="001015d1" style:font-size-asian="9pt" style:font-weight-asian="bold" style:font-size-complex="9pt" style:font-weight-complex="bold"/>
    </style:style>
    <style:style style:name="P9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111111" style:font-name="Cabrion" fo:font-size="9pt" fo:font-weight="bold" officeooo:rsid="000e51dd" officeooo:paragraph-rsid="000e51dd" style:font-size-asian="9pt" style:font-weight-asian="bold" style:font-size-complex="9pt" style:font-weight-complex="bold"/>
    </style:style>
    <style:style style:name="P10" style:family="paragraph" style:parent-style-name="Standard" style:list-style-name="L2">
      <loext:graphic-properties draw:fill="none"/>
      <style:paragraph-properties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103bb5" style:font-size-asian="9pt" style:font-size-complex="9pt"/>
    </style:style>
    <style:style style:name="P11" style:family="paragraph" style:parent-style-name="Standard" style:list-style-name="L2">
      <loext:graphic-properties draw:fill="none"/>
      <style:paragraph-properties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147fb8" style:font-size-asian="9pt" style:font-size-complex="9pt"/>
    </style:style>
    <style:style style:name="P12" style:family="paragraph" style:parent-style-name="Standard" style:list-style-name="L4">
      <style:paragraph-properties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13" style:family="paragraph" style:parent-style-name="Standard" style:list-style-name="L4">
      <style:paragraph-properties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103bb5" style:font-size-asian="9pt" style:font-size-complex="9pt"/>
    </style:style>
    <style:style style:name="P14" style:family="paragraph" style:parent-style-name="Standard" style:list-style-name="L5">
      <style:paragraph-properties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15" style:family="paragraph" style:parent-style-name="Standard" style:list-style-name="L5">
      <style:paragraph-properties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13c606" style:font-size-asian="9pt" style:font-size-complex="9pt"/>
    </style:style>
    <style:style style:name="P16" style:family="paragraph" style:parent-style-name="Standard" style:list-style-name="L2">
      <loext:graphic-properties draw:fill="none"/>
      <style:paragraph-properties fo:background-color="transparent">
        <style:tab-stops>
          <style:tab-stop style:position="6.826cm"/>
        </style:tab-stops>
      </style:paragraph-properties>
      <style:text-properties fo:font-size="9pt" officeooo:paragraph-rsid="00103bb5" style:font-size-asian="9pt" style:font-size-complex="9pt"/>
    </style:style>
    <style:style style:name="P17" style:family="paragraph" style:parent-style-name="Standard" style:list-style-name="L3">
      <style:paragraph-properties>
        <style:tab-stops>
          <style:tab-stop style:position="6.826cm"/>
        </style:tab-stops>
      </style:paragraph-properties>
      <style:text-properties fo:font-size="9pt" officeooo:paragraph-rsid="000e51dd" style:font-size-asian="9pt" style:font-size-complex="9pt"/>
    </style:style>
    <style:style style:name="P18" style:family="paragraph" style:parent-style-name="Standard" style:list-style-name="L4">
      <style:paragraph-properties>
        <style:tab-stops>
          <style:tab-stop style:position="6.826cm"/>
        </style:tab-stops>
      </style:paragraph-properties>
      <style:text-properties fo:font-size="9pt" officeooo:paragraph-rsid="00103bb5" style:font-size-asian="9pt" style:font-size-complex="9pt"/>
    </style:style>
    <style:style style:name="P19" style:family="paragraph" style:parent-style-name="Standard" style:list-style-name="L5">
      <style:paragraph-properties>
        <style:tab-stops>
          <style:tab-stop style:position="6.826cm"/>
        </style:tab-stops>
      </style:paragraph-properties>
      <style:text-properties fo:font-size="9pt" officeooo:paragraph-rsid="000e51dd" style:font-size-asian="9pt" style:font-size-complex="9pt"/>
    </style:style>
    <style:style style:name="P20" style:family="paragraph" style:parent-style-name="Standard">
      <style:paragraph-properties>
        <style:tab-stops>
          <style:tab-stop style:position="6.826cm"/>
        </style:tab-stops>
      </style:paragraph-properties>
      <style:text-properties fo:color="#000000" style:font-name="Cabrion" fo:font-size="9pt" fo:font-weight="bold" officeooo:rsid="000e51dd" officeooo:paragraph-rsid="000e51dd" style:font-size-asian="9pt" style:font-weight-asian="bold" style:font-size-complex="9pt" style:font-weight-complex="bold"/>
    </style:style>
    <style:style style:name="P21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6.826cm"/>
        </style:tab-stops>
      </style:paragraph-properties>
      <style:text-properties fo:font-size="9pt" officeooo:paragraph-rsid="000e51dd" style:font-size-asian="9pt" style:font-size-complex="9pt"/>
    </style:style>
    <style:style style:name="P22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103bb5" style:font-size-asian="9pt" style:font-size-complex="9pt"/>
    </style:style>
    <style:style style:name="P23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6.826cm"/>
        </style:tab-stops>
      </style:paragraph-properties>
      <style:text-properties fo:color="#111111" style:font-name="Cabrion" fo:font-size="9pt" officeooo:rsid="000e51dd" officeooo:paragraph-rsid="000e51dd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15d1"/>
    </style:style>
    <style:style style:name="T4" style:family="text">
      <style:text-properties fo:color="#cc0000" fo:font-weight="bold" style:font-weight-asian="bold" style:font-weight-complex="bold"/>
    </style:style>
    <style:style style:name="T5" style:family="text">
      <style:text-properties fo:color="#cc0000" fo:font-weight="bold" officeooo:rsid="0016c099" style:font-weight-asian="bold" style:font-weight-complex="bold"/>
    </style:style>
    <style:style style:name="T6" style:family="text">
      <style:text-properties fo:color="#000099"/>
    </style:style>
    <style:style style:name="T7" style:family="text">
      <style:text-properties fo:color="#000099" style:font-name="Cabrion" officeooo:rsid="000e51dd"/>
    </style:style>
    <style:style style:name="T8" style:family="text">
      <style:text-properties fo:color="#000099" officeooo:rsid="001911d0"/>
    </style:style>
    <style:style style:name="T9" style:family="text">
      <style:text-properties fo:color="#111111" style:font-name="Cabrion" officeooo:rsid="000e51dd"/>
    </style:style>
    <style:style style:name="T10" style:family="text">
      <style:text-properties fo:color="#111111" style:font-name="Cabrion" officeooo:rsid="001911d0"/>
    </style:style>
    <style:style style:name="T11" style:family="text">
      <style:text-properties fo:color="#ff420e" style:font-name="Cabrion" fo:font-weight="bold" officeooo:rsid="000e51dd" style:font-weight-asian="bold" style:font-weight-complex="bold"/>
    </style:style>
    <style:style style:name="T12" style:family="text">
      <style:text-properties fo:color="#ff420e" fo:font-weight="bold" style:font-weight-asian="bold" style:font-weight-complex="bold"/>
    </style:style>
    <style:style style:name="T13" style:family="text">
      <style:text-properties fo:color="#579d1c" style:font-name="Cabrion" fo:font-weight="bold" officeooo:rsid="000e51dd" style:font-weight-asian="bold" style:font-weight-complex="bold"/>
    </style:style>
    <style:style style:name="T14" style:family="text">
      <style:text-properties fo:color="#579d1c" fo:font-weight="bold" style:font-weight-asian="bold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officeooo:rsid="001015d1" style:font-size-asian="9pt" style:font-size-complex="9pt"/>
    </style:style>
    <style:style style:name="T17" style:family="text">
      <style:text-properties officeooo:rsid="001911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45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45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45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0.365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45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ENT UTILISER MUMBLE<text:span text:style-name="T2"> pour que tout se passe bien :)</text:span></text:p>
      <text:p text:style-name="P2"><text:span text:style-name="T2"/></text:p>
      <text:p text:style-name="P3">INSTRUCTIONS RAPIDES</text:p>
      <text:p text:style-name="P6">• 1 télécharger mumble &gt; ouvrir mumble</text:p>
      <text:p text:style-name="P4">• 2 ajouter un serveur &gt; remplir adresse : <text:span text:style-name="T6">mumble.quelquechose.extension </text:span><text:span text:style-name="T17">(en remplaçant </text:span><text:span text:style-name="T6">quelquechose</text:span><text:span text:style-name="T17"> et </text:span><text:span text:style-name="T6">extension</text:span><text:span text:style-name="T17"> par l’adresse qui vous a été fourni),</text:span> mettre un pseudo, se connecter</text:p>
      <text:p text:style-name="P4">• 3 puis scroll pour trouver la discussion et la rejoindre</text:p>
      <text:p text:style-name="P4">• 4 <text:span text:style-name="T5">HYPER</text:span> <text:span text:style-name="T5">IMPORTANT</text:span> : <text:span text:style-name="T14">désactiver la synthèse vocale</text:span> et choisir le <text:span text:style-name="T14">mode "appuyer pour parler"</text:span><text:span text:style-name="T1">, ou au pire mettre le mode continous et bien désactiver son micro quand on ne parle pas </text:span>(voir plus bas, point 4, pour les détails sur comment faire)</text:p>
      <text:p text:style-name="P24"/>
      <text:p text:style-name="P3">INSTRUCTIONS PLUS APPROFONDIES ;)</text:p>
      <text:p text:style-name="P8">1 - installer le logiciel</text:p>
      <text:p text:style-name="P5"><text:a xlink:type="simple" xlink:href="https://wiki.mumble.info/wiki/Installing_Mumble" text:style-name="Internet_20_link" text:visited-style-name="Visited_20_Internet_20_Link"><text:span text:style-name="T15">https://wiki.mumble.info/wiki/Installing_Mumbl</text:span></text:a><text:a xlink:type="simple" xlink:href="https://wiki.mumble.info/wiki/Installing_Mumble" text:style-name="Internet_20_link" text:visited-style-name="Visited_20_Internet_20_Link"><text:span text:style-name="T16">e</text:span></text:a><text:span text:style-name="T15"> (sous android il s'appel plumble)</text:span></text:p>
      <text:p text:style-name="P1"><text:span text:style-name="T1">2 - se connecter au serveur</text:span> (DON'T PANIC c'est treeees simple :p)</text:p>
      <text:list xml:id="list3324443271358435682" text:style-name="L1">
        <text:list-item>
          <text:p text:style-name="P21"><text:span text:style-name="T9">a chaque invitation on vous donnera un nom de serveur qui ressemble a ca : </text:span><text:span text:style-name="T7">mumble.quelquechose.extension</text:span></text:p>
        </text:list-item>
      </text:list>
      <text:list xml:id="list2823232814658405739" text:style-name="L2">
        <text:list-item>
          <text:p text:style-name="P22">c'est en fait une adresse, et avec cette adresse sous la main, les étapes a suivre sont hyper simples :</text:p>
          <text:list>
            <text:list-item>
              <text:p text:style-name="P10">si vous avez déjà fais une réunion avec cette adresse de serveur, elle existe déjà et il n'y a plus qu'à s'y connecter</text:p>
            </text:list-item>
            <text:list-item>
              <text:p text:style-name="P10">si c'est la première fois, ajoutez un nouveau serveur et dans le champ "adresse" rentrez l'adresse mumble.quelquechose.extension (en remplaçant quelquechose et extension par ce qui vous a été fourni), puis un pseudo</text:p>
            </text:list-item>
          </text:list>
        </text:list-item>
        <text:list-item>
          <text:p text:style-name="P10">où je trouve tout ça ??? ici :</text:p>
          <text:list>
            <text:list-item>
              <text:p text:style-name="P16"><text:span text:style-name="T11">iphone</text:span><text:span text:style-name="T9"> : a l'ouverture, cliquer sur "favourites servers" &gt; si vous avez déjà connecté des serveurs ils </text:span><text:span text:style-name="T10">seront</text:span><text:span text:style-name="T9"> listés, si </text:span><text:span text:style-name="T10">vous connectez un nouveau serveur</text:span><text:span text:style-name="T9"> cliquez sur "+" en haut a droite, remplissez "address" et "username", puis "done" en haut a droite</text:span></text:p>
            </text:list-item>
            <text:list-item>
              <text:p text:style-name="P16"><text:span text:style-name="T11">android</text:span><text:span text:style-name="T9"> : à l'ouverture vous arrivez sur la liste des serveurs, vide si vous n'en avez jamais connecté, si vous voulez en rajouter cliquez sur le "+" en haut a droite, remplissez les champs "adresse" et "nom d'utilisateur", puis "ajouter" en bas a droite</text:span></text:p>
            </text:list-item>
            <text:list-item>
              <text:p text:style-name="P16"><text:span text:style-name="T11">ordi</text:span><text:span text:style-name="T9"> : a l'ouverture de l'application, il se peut qu'une fenêtre de connexion s'ouvredirectement, sinon icône de globe terrestre ou menu &gt; serveur &gt; se connecter, et dans la fenêtre de connexion il y a la liste des serveurs déjà ajoutés, pour en rajouter cliquez sur "ajouter nouveau" et remplissez les champs "adresse" et "nom d'utilisateur", puis "ok" en bas a droite</text:span></text:p>
            </text:list-item>
            <text:list-item>
              <text:p text:style-name="P16"><text:span text:style-name="T11">site web</text:span><text:span text:style-name="T9"> : cette étape ne vous concerne presque pas, vous êtes déjà sur le serveur, vous avez juste a rentrer un pseudo dans "nom d'utilisateur" et autoriser le navigateur a se connecter a votre micro</text:span></text:p>
            </text:list-item>
          </text:list>
        </text:list-item>
      </text:list>
      <text:p text:style-name="P9">3 - rejoindre chambre de discussion</text:p>
      <text:list xml:id="list163740934335806" text:continue-numbering="true" text:style-name="L2">
        <text:list-item>
          <text:p text:style-name="P11">vous vous retrouvez alors devant une grande liste de pleins d'utilisateurices et de chambres de discussions, il faut trouver celle que vous devez rejoindre, et y rentrer :</text:p>
        </text:list-item>
      </text:list>
      <text:list xml:id="list8811555990755682300" text:style-name="L3">
        <text:list-item>
          <text:list>
            <text:list-item>
              <text:p text:style-name="P17"><text:span text:style-name="T11">iphone</text:span><text:span text:style-name="T9"> : scroll jusqu'au nom de la réunion &gt; clique sur le nom</text:span></text:p>
            </text:list-item>
            <text:list-item>
              <text:p text:style-name="P17"><text:span text:style-name="T11">android</text:span><text:span text:style-name="T9"> : scroll jusqu'au nom de la réunion &gt; clique prolongé &gt; la flèche qui apparaît en haut a droite</text:span></text:p>
            </text:list-item>
            <text:list-item>
              <text:p text:style-name="P17"><text:span text:style-name="T11">ordi</text:span><text:span text:style-name="T9"> : scroll jusqu'au nom de la réunion &gt; clique droit &gt; rejoindre le salon</text:span></text:p>
            </text:list-item>
            <text:list-item>
              <text:p text:style-name="P17"><text:span text:style-name="T11">site web</text:span><text:span text:style-name="T9"> : scroll jusqu'au nom de la réunion &gt; clique droit &gt; rejoindre le salon</text:span></text:p>
            </text:list-item>
          </text:list>
        </text:list-item>
      </text:list>
      <text:p text:style-name="P9">4 – reglages</text:p>
      <text:list xml:id="list163740746017924" text:continue-list="list163740934335806" text:style-name="L2">
        <text:list-item>
          <text:p text:style-name="P11">il y a deux réglages TRÈS IMPORTANTS mais très simples à faire :</text:p>
        </text:list-item>
      </text:list>
      <text:list xml:id="list5347525676637811049" text:style-name="L4">
        <text:list-item>
          <text:list>
            <text:list-item>
              <text:p text:style-name="P12">désactiver la synthese vocale</text:p>
            </text:list-item>
            <text:list-item>
              <text:p text:style-name="P12">choisir le mode "appuyer pour parler" (et sur ordinateur, configurer une touche)</text:p>
            </text:list-item>
          </text:list>
        </text:list-item>
      </text:list>
      <text:list xml:id="list163742520422942" text:continue-list="list163740746017924" text:style-name="L2">
        <text:list-item>
          <text:p text:style-name="P11">donc pour bien comprendre, il y a trois modes de transmission :</text:p>
        </text:list-item>
      </text:list>
      <text:list xml:id="list163742596517598" text:continue-list="list5347525676637811049" text:style-name="L4">
        <text:list-item>
          <text:list>
            <text:list-item>
              <text:p text:style-name="P12">push to talk - appuyer pour parler</text:p>
            </text:list-item>
            <text:list-item>
              <text:p text:style-name="P13">voice activated - activite vocale</text:p>
            </text:list-item>
            <text:list-item>
              <text:p text:style-name="P13">continuous – continu</text:p>
            </text:list-item>
          </text:list>
        </text:list-item>
        <text:list-item>
          <text:p text:style-name="P18"><text:span text:style-name="T9">je pense que le "push to talk" est le plus efficace, sinon "continuous" marche aussi, à condition de faire hyper attention a </text:span><text:span text:style-name="T13">LAISSER LE MICRO ÉTEINT QUAND ON NE PARLE PAS</text:span><text:span text:style-name="T9"> (en cliquant sur l'icône du micro, ça ne marche pas sur iphone), et il faut eviter le mode "activitee vocale" ou "voice activated", car il </text:span><text:span text:style-name="T10">provoque d</text:span><text:span text:style-name="T9">es coupures de micros en essayant de deviner quand on parle</text:span></text:p>
        </text:list-item>
        <text:list-item>
          <text:p text:style-name="P13">et la "synthèse vocale" ou "text-to-speech", c'est une option tres importante pour des personnes malvoyantes par exemple, mais ca peut surtout provoquer bcp de pbm de communication, si c'est mal reglé, donc si vous etes bien- voyant.e desactivez la svp)</text:p>
        </text:list-item>
      </text:list>
      <text:list xml:id="list8140463600744942413" text:style-name="L5">
        <text:list-item>
          <text:p text:style-name="P19"><text:span text:style-name="T11">iphone</text:span><text:span text:style-name="T9"> :</text:span></text:p>
          <text:list>
            <text:list-item>
              <text:p text:style-name="P14">synthese vocale / text-to-speech : à priori il n'y a pas cette option sur iphone donc tout va bien</text:p>
            </text:list-item>
            <text:list-item>
              <text:p text:style-name="P14">mode de transmission : si vous êtes connecté.es malheureusement vous devez vous déconnecter du serveur &gt; page accueil &gt; préférences &gt; transmission &gt; "appuyer pour parler / push to talk"</text:p>
            </text:list-item>
          </text:list>
        </text:list-item>
        <text:list-item>
          <text:p text:style-name="P14"><text:span text:style-name="T12">android</text:span> :</text:p>
          <text:list>
            <text:list-item>
              <text:p text:style-name="P14">synthese vocale / text-to-speech : desactiver : menu hamburger en haut a gauche (les trois barres horizontales) &gt; parametres (tout en bas) &gt; general &gt; decocher "synthese vocale"</text:p>
            </text:list-item>
            <text:list-item>
              <text:p text:style-name="P14">mode de transmission : trois petits points en haut a droite &gt; mode de transmission &gt; "appuyer pour parler"</text:p>
            </text:list-item>
          </text:list>
        </text:list-item>
        <text:list-item>
          <text:p text:style-name="P15"><text:span text:style-name="T12">linux et windows et mac</text:span> :</text:p>
          <text:list>
            <text:list-item>
              <text:p text:style-name="P15">synthese vocale / text-to-speech : desactiver : menu "configurer" &gt; decocher "synthere vocale" (pour reglages plus precis : icone parametres &gt; messages &gt; tableau avec toutes les options)</text:p>
            </text:list-item>
            <text:list-item>
              <text:p text:style-name="P15">mode de transmission : icone parametres &gt; entree audio &gt; transmission &gt; "appuyer pour parler"</text:p>
            </text:list-item>
          </text:list>
          <text:p text:style-name="P14">ET en mode "appuyer pour parler" vous pouvez soit :</text:p>
          <text:list text:continue-numbering="true">
            <text:list-item>
              <text:p text:style-name="P14">cocher "afficher la fenêtre appuyer-pour-parler" ça fera apparaître une petite fenêtre flottante</text:p>
            </text:list-item>
            <text:list-item>
              <text:p text:style-name="P14">soit configurer une touche sur laquelle appuyer pour parler (je recommande ! ) : icône paramètres &gt; raccourcis &gt; ajouter &gt; fonction "appuyer pour parler" &gt; raccourcis (la touche de votre choix, perso j'aime utiliser "w")</text:p>
            </text:list-item>
          </text:list>
        </text:list-item>
        <text:list-item>
          <text:p text:style-name="P14"><text:span text:style-name="T12">web</text:span> :</text:p>
          <text:list>
            <text:list-item>
              <text:p text:style-name="P15">synthese vocale / text-to-speech : à priori il n'y a pas cette option sur la version web donc tout va bien</text:p>
            </text:list-item>
            <text:list-item>
              <text:p text:style-name="P15">mode de transmission : icone parametres &gt; transmission &gt; "appuyer pour parler"</text:p>
            </text:list-item>
          </text:list>
          <text:p text:style-name="P14">ET juste en dessous, configurer une touche sur laquelle appuyer pour parler :</text:p>
          <text:list text:continue-numbering="true">
            <text:list-item>
              <text:p text:style-name="P14">cliquer sur "clef ptt" &gt; la touche affiche "<text:span text:style-name="T1">&gt; ? &lt;</text:span>", appuyer sur la touche du clavier de votre choix (perso j'aime utiliser "w"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brion" svg:font-family="Cabrio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35cm" fo:margin-bottom="0.464cm" fo:margin-left="0.767cm" fo:margin-right="0.6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3:41:21.763386854</meta:creation-date>
    <dc:date>2020-06-01T14:25:43.883355246</dc:date>
    <meta:editing-duration>PT1H22M11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52" meta:word-count="993" meta:character-count="5624" meta:non-whitespace-character-count="4721"/>
  </office:meta>
</office:document-meta>
</file>